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6b19" officeooo:paragraph-rsid="001d6b19"/>
    </style:style>
    <style:style style:name="P2" style:family="paragraph" style:parent-style-name="Standard">
      <style:paragraph-properties fo:text-align="center" style:justify-single-word="false"/>
      <style:text-properties officeooo:rsid="001d6b19" officeooo:paragraph-rsid="001d6b19"/>
    </style:style>
    <style:style style:name="P3" style:family="paragraph" style:parent-style-name="Standard">
      <style:paragraph-properties fo:text-align="start" style:justify-single-word="false"/>
      <style:text-properties officeooo:rsid="001d6b19" officeooo:paragraph-rsid="001d6b19"/>
    </style:style>
    <style:style style:name="P4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3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2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Fay</text:p>
      <text:p text:style-name="P1">13311531</text:p>
      <text:p text:style-name="P1"/>
      <text:p text:style-name="P2">Assignement 3</text:p>
      <text:p text:style-name="P2"/>
      <text:p text:style-name="P3">RISC assembley:</text:p>
      <text:p text:style-name="P3"/>
      <text:p text:style-name="P3"><draw:frame text:anchor-type="paragraph" draw:z-index="0" draw:name="Shape1" draw:style-name="gr1" draw:text-style-name="P4" svg:width="5.16cm" svg:height="18.015cm" svg:x="0.457cm" svg:y="0.044cm"><draw:text-box><text:p>.text</text:p><text:p>.intel_syntax noprefix</text:p><text:p><text:tab/>mov r10, #256</text:p><text:p>.global p</text:p><text:p>p:</text:p><text:p><text:tab/>add r26, r27, r16 <text:tab/></text:p><text:p><text:tab/>sll r16, #2, r1 <text:tab/><text:tab/></text:p><text:p><text:tab/>ret r25, 0 <text:tab/><text:tab/><text:tab/><text:tab/><text:tab/></text:p><text:p><text:tab/><text:tab/><text:tab/><text:tab/><text:tab/><text:tab/><text:tab/><text:tab/><text:tab/><text:tab/><text:tab/></text:p><text:p><text:tab/>sub r1, #1, r1 <text:tab/><text:tab/><text:tab/></text:p><text:p>.global q</text:p><text:p>q:</text:p><text:p><text:tab/>add r9, r0, r10<text:tab/><text:tab/><text:tab/></text:p><text:p><text:tab/>callr r25, p <text:tab/><text:tab/> <text:s/><text:tab/></text:p><text:p><text:tab/>sub r0, r26, r11 <text:tab/><text:tab/></text:p><text:p><text:tab/>callr ret r25, 0 <text:tab/><text:tab/></text:p><text:p><text:tab/>add r0, r0, r0 <text:tab/><text:tab/><text:tab/></text:p><text:p>.global f</text:p><text:p>f:</text:p><text:p><text:tab/>sub r26, #0, r0 {C}</text:p><text:p><text:tab/>jlt basecase</text:p><text:p><text:tab/>XOR r0, r0, r0 <text:tab/><text:tab/><text:tab/></text:p><text:p><text:tab/>sub r26, #1, r10 <text:tab/><text:tab/></text:p><text:p><text:tab/>callr _f ret r25, 0</text:p><text:p><text:tab/>mul r26, r1, r1</text:p><text:p>basecase:</text:p><text:p><text:tab/>mov r1, #1<text:tab/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" draw:name="Shape2" draw:style-name="gr2" draw:text-style-name="P4" svg:width="11.404cm" svg:height="8.229cm" svg:x="-0.125cm" svg:y="1.048cm"><draw:text-box><text:p>import time</text:p><text:p>def A(m, n):</text:p><text:p><text:s text:c="4"/>if m == 0:</text:p><text:p><text:s text:c="8"/>return n + 1</text:p><text:p><text:s text:c="4"/>if n == 0:</text:p><text:p><text:s text:c="8"/>return A(m - 1, 1)</text:p><text:p><text:s text:c="4"/>n2 = A(m, n - 1)</text:p><text:p><text:s text:c="4"/>return A(m - 1, n2)</text:p><text:p>startTime = time.time()</text:p><text:p>result = A(3, 6)</text:p><text:p># result for (3,6) = 509</text:p><text:p>elapsedTime = time.time() - startTime</text:p><text:p>print elapsedTime</text:p><text:p/><text:p># it took 0.052726984024 seconds to run on my machine</text:p></draw:text-box></draw:frame>Ackermann fucntion written in pyth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0:42:05.427174977</meta:creation-date>
    <dc:date>2016-11-14T00:45:02.313369289</dc:date>
    <meta:editing-duration>PT2M58S</meta:editing-duration>
    <meta:editing-cycles>1</meta:editing-cycles>
    <meta:document-statistic meta:table-count="0" meta:image-count="0" meta:object-count="0" meta:page-count="2" meta:paragraph-count="5" meta:word-count="12" meta:character-count="82" meta:non-whitespace-character-count="75"/>
    <meta:generator>LibreOffice/5.1.4.2$Linux_X86_64 LibreOffice_project/10m0$Build-2</meta:generator>
  </office:meta>
</office:document-meta>
</file>